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16e74" officeooo:paragraph-rsid="00016e74"/>
    </style:style>
    <style:style style:name="P2" style:family="paragraph" style:parent-style-name="Preformatted_20_Text">
      <style:text-properties officeooo:rsid="0002bc6d" officeooo:paragraph-rsid="0002bc6d"/>
    </style:style>
    <style:style style:name="P3" style:family="paragraph" style:parent-style-name="Preformatted_20_Text" style:list-style-name="L1">
      <style:text-properties officeooo:rsid="000457c2" officeooo:paragraph-rsid="000457c2"/>
    </style:style>
    <style:style style:name="P4" style:family="paragraph" style:parent-style-name="Preformatted_20_Text">
      <style:text-properties officeooo:rsid="000457c2" officeooo:paragraph-rsid="000457c2"/>
    </style:style>
    <style:style style:name="P5" style:family="paragraph" style:parent-style-name="Preformatted_20_Text" style:list-style-name="L2">
      <style:text-properties officeooo:rsid="000457c2" officeooo:paragraph-rsid="000457c2"/>
    </style:style>
    <style:style style:name="P6" style:family="paragraph" style:parent-style-name="Preformatted_20_Text" style:list-style-name="L3">
      <style:text-properties officeooo:rsid="000457c2" officeooo:paragraph-rsid="000457c2"/>
    </style:style>
    <style:style style:name="P7" style:family="paragraph" style:parent-style-name="Preformatted_20_Text" style:list-style-name="L4">
      <style:text-properties officeooo:rsid="000457c2" officeooo:paragraph-rsid="000457c2"/>
    </style:style>
    <style:style style:name="P8" style:family="paragraph" style:parent-style-name="Preformatted_20_Text" style:list-style-name="L5">
      <style:text-properties officeooo:rsid="000457c2" officeooo:paragraph-rsid="000457c2"/>
    </style:style>
    <style:style style:name="P9" style:family="paragraph" style:parent-style-name="Preformatted_20_Text" style:list-style-name="L5">
      <style:text-properties officeooo:rsid="000457c2" officeooo:paragraph-rsid="00087ed2"/>
    </style:style>
    <style:style style:name="P10" style:family="paragraph" style:parent-style-name="Preformatted_20_Text" style:list-style-name="L6">
      <style:text-properties officeooo:rsid="000457c2" officeooo:paragraph-rsid="000457c2"/>
    </style:style>
    <style:style style:name="P11" style:family="paragraph" style:parent-style-name="Preformatted_20_Text" style:list-style-name="L5">
      <style:text-properties officeooo:rsid="000620be" officeooo:paragraph-rsid="000620be"/>
    </style:style>
    <style:style style:name="P12" style:family="paragraph" style:parent-style-name="Preformatted_20_Text" style:list-style-name="L5">
      <style:text-properties officeooo:rsid="0007dea2" officeooo:paragraph-rsid="0007dea2"/>
    </style:style>
    <style:style style:name="P13" style:family="paragraph" style:parent-style-name="Preformatted_20_Text" style:list-style-name="L5">
      <style:text-properties officeooo:rsid="00087ed2" officeooo:paragraph-rsid="00087ed2"/>
    </style:style>
    <style:style style:name="P14" style:family="paragraph" style:parent-style-name="Preformatted_20_Text">
      <style:text-properties officeooo:rsid="00087ed2" officeooo:paragraph-rsid="00087ed2"/>
    </style:style>
    <style:style style:name="P15" style:family="paragraph" style:parent-style-name="Preformatted_20_Text" style:list-style-name="L7">
      <style:text-properties officeooo:rsid="00087ed2" officeooo:paragraph-rsid="00087ed2"/>
    </style:style>
    <style:style style:name="P16" style:family="paragraph" style:parent-style-name="Preformatted_20_Text" style:list-style-name="L7">
      <style:text-properties officeooo:rsid="000a2d0d" officeooo:paragraph-rsid="000a2d0d"/>
    </style:style>
    <style:style style:name="P17" style:family="paragraph" style:parent-style-name="Preformatted_20_Text" style:list-style-name="L5">
      <style:text-properties officeooo:rsid="000c8cdd" officeooo:paragraph-rsid="000c8cdd"/>
    </style:style>
    <style:style style:name="P18" style:family="paragraph" style:parent-style-name="Preformatted_20_Text" style:list-style-name="L5">
      <style:text-properties officeooo:rsid="000e75df" officeooo:paragraph-rsid="000e75df"/>
    </style:style>
    <style:style style:name="P19" style:family="paragraph" style:parent-style-name="Preformatted_20_Text" style:list-style-name="L5">
      <style:text-properties officeooo:rsid="000f06bd" officeooo:paragraph-rsid="000f06bd"/>
    </style:style>
    <style:style style:name="P20" style:family="paragraph" style:parent-style-name="Preformatted_20_Text">
      <style:text-properties officeooo:rsid="000f06bd" officeooo:paragraph-rsid="000f06bd"/>
    </style:style>
    <style:style style:name="P21" style:family="paragraph" style:parent-style-name="Preformatted_20_Text" style:list-style-name="L5">
      <style:text-properties officeooo:rsid="0010e1a5" officeooo:paragraph-rsid="0010e1a5"/>
    </style:style>
    <style:style style:name="P22" style:family="paragraph" style:parent-style-name="Preformatted_20_Text">
      <style:text-properties officeooo:rsid="0010e1a5" officeooo:paragraph-rsid="0010e1a5"/>
    </style:style>
    <style:style style:name="P23" style:family="paragraph" style:parent-style-name="Preformatted_20_Text" style:list-style-name="L5">
      <style:text-properties officeooo:rsid="0011b54a" officeooo:paragraph-rsid="0011b54a"/>
    </style:style>
    <style:style style:name="P24" style:family="paragraph" style:parent-style-name="Preformatted_20_Text" style:list-style-name="L7">
      <style:text-properties officeooo:rsid="0011d6f2" officeooo:paragraph-rsid="0011d6f2"/>
    </style:style>
    <style:style style:name="P25" style:family="paragraph" style:parent-style-name="Preformatted_20_Text">
      <style:text-properties officeooo:rsid="0011d6f2" officeooo:paragraph-rsid="0011d6f2"/>
    </style:style>
    <style:style style:name="P26" style:family="paragraph" style:parent-style-name="Preformatted_20_Text" style:list-style-name="L9">
      <style:text-properties officeooo:rsid="001270de" officeooo:paragraph-rsid="001270de"/>
    </style:style>
    <style:style style:name="P27" style:family="paragraph" style:parent-style-name="Preformatted_20_Text" style:list-style-name="L9">
      <style:text-properties officeooo:rsid="00136827" officeooo:paragraph-rsid="00136827"/>
    </style:style>
    <style:style style:name="P28" style:family="paragraph" style:parent-style-name="Preformatted_20_Text">
      <style:text-properties officeooo:rsid="00136827" officeooo:paragraph-rsid="00136827"/>
    </style:style>
    <style:style style:name="P29" style:family="paragraph" style:parent-style-name="Preformatted_20_Text">
      <style:text-properties officeooo:rsid="0014a541" officeooo:paragraph-rsid="0014a541"/>
    </style:style>
    <style:style style:name="P30" style:family="paragraph" style:parent-style-name="Preformatted_20_Text" style:list-style-name="L10">
      <style:text-properties officeooo:rsid="0015322e" officeooo:paragraph-rsid="0015322e"/>
    </style:style>
    <style:style style:name="P31" style:family="paragraph" style:parent-style-name="Preformatted_20_Text">
      <style:text-properties officeooo:rsid="0015322e" officeooo:paragraph-rsid="0015322e"/>
    </style:style>
    <style:style style:name="P32" style:family="paragraph" style:parent-style-name="Preformatted_20_Text">
      <style:text-properties officeooo:rsid="0016a858" officeooo:paragraph-rsid="0016a858"/>
    </style:style>
    <style:style style:name="P33" style:family="paragraph" style:parent-style-name="Preformatted_20_Text" style:list-style-name="L11">
      <style:text-properties officeooo:rsid="0016a858" officeooo:paragraph-rsid="0016a858"/>
    </style:style>
    <style:style style:name="P34" style:family="paragraph" style:parent-style-name="Preformatted_20_Text" style:list-style-name="L5" style:master-page-name="">
      <loext:graphic-properties draw:fill="none"/>
      <style:paragraph-properties fo:margin-left="0in" fo:margin-right="0in" fo:margin-top="0in" fo:margin-bottom="0in" loext:contextual-spacing="false" fo:text-indent="-0.25in" style:auto-text-indent="false" style:page-number="auto" fo:background-color="transparent"/>
      <style:text-properties officeooo:rsid="000457c2" officeooo:paragraph-rsid="00087ed2"/>
    </style:style>
    <style:style style:name="T1" style:family="text">
      <style:text-properties officeooo:rsid="00062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are the condensed notes from Project Boost</text:p>
      <text:p text:style-name="P1"/>
      <text:p text:style-name="P4">Create a theme.</text:p>
      <text:p text:style-name="P1"/>
      <text:p text:style-name="P2">Onion Design:</text:p>
      <text:list xml:id="list6898385153862945743" text:style-name="L3">
        <text:list-item>
          <text:p text:style-name="P6">Indy games usually only need two layers</text:p>
        </text:list-item>
      </text:list>
      <text:list xml:id="list6795235212849285444" text:style-name="L1">
        <text:list-item>
          <text:p text:style-name="P3">Core mechanic </text:p>
          <text:list>
            <text:list-item>
              <text:p text:style-name="P3">piloting the Rocket</text:p>
            </text:list-item>
          </text:list>
        </text:list-item>
        <text:list-item>
          <text:p text:style-name="P3">secondary layer</text:p>
          <text:list>
            <text:list-item>
              <text:p text:style-name="P3">landing the ship</text:p>
            </text:list-item>
          </text:list>
        </text:list-item>
        <text:list-item>
          <text:p text:style-name="P3">third layer</text:p>
          <text:list>
            <text:list-item>
              <text:p text:style-name="P3">collisions with world</text:p>
            </text:list-item>
          </text:list>
        </text:list-item>
      </text:list>
      <text:p text:style-name="P4"/>
      <text:p text:style-name="P4">Build Settings</text:p>
      <text:list xml:id="list8560315426019869533" text:style-name="L2">
        <text:list-item>
          <text:p text:style-name="P5">16:9 aspect ration</text:p>
        </text:list-item>
      </text:list>
      <text:p text:style-name="P4"/>
      <text:p text:style-name="P4">.gitignore file</text:p>
      <text:list xml:id="list1986707020265692302" text:style-name="L4">
        <text:list-item>
          <text:p text:style-name="P7">this will save us file space</text:p>
        </text:list-item>
      </text:list>
      <text:p text:style-name="P4"/>
      <text:p text:style-name="P4">Game space</text:p>
      <text:list xml:id="list8411890869432465088" text:style-name="L6">
        <text:list-item>
          <text:p text:style-name="P10">remember to prefab when appropriate, reset transform when needed</text:p>
        </text:list-item>
      </text:list>
      <text:list xml:id="list2896177080293848005" text:style-name="L5">
        <text:list-item>
          <text:p text:style-name="P8">create terrain, launch pad, landing pad, rocket ship</text:p>
        </text:list-item>
        <text:list-item>
          <text:p text:style-name="P8">Set up proper handedness:</text:p>
          <text:list>
            <text:list-item>
              <text:p text:style-name="P8">x axis right, y axis up, z axis forward</text:p>
            </text:list-item>
          </text:list>
        </text:list-item>
        <text:list-item>
          <text:p text:style-name="P12">use Time.deltaTime to make movements independent of frame rate.</text:p>
        </text:list-item>
        <text:list-item>
          <text:p text:style-name="P8">coloring the game space</text:p>
          <text:list>
            <text:list-item>
              <text:p text:style-name="P8">Materials</text:p>
              <text:list>
                <text:list-item>
                  <text:p text:style-name="P9">create new materials to drag and drop colors as needed.</text:p>
                </text:list-item>
              </text:list>
            </text:list-item>
          </text:list>
        </text:list-item>
        <text:list-item>
          <text:p text:style-name="P19">Tagging</text:p>
          <text:list>
            <text:list-item>
              <text:p text:style-name="P19">tag obstacles with deadly in the inspector so that we can cause deadly collisions with them later. OR friendly, or winner, or whatever.</text:p>
            </text:list-item>
          </text:list>
        </text:list-item>
        <text:list-item>
          <text:p text:style-name="P21">Lighting bugs</text:p>
          <text:list>
            <text:list-item>
              <text:p text:style-name="P21">after restart, lighting is gone.</text:p>
            </text:list-item>
            <text:list-item>
              <text:p text:style-name="P21">in lighting tab next to inspector,</text:p>
              <text:list>
                <text:list-item>
                  <text:p text:style-name="P21">uncheck autogenerate, click generate lighting. Do this for all levels.</text:p>
                </text:list-item>
              </text:list>
            </text:list-item>
          </text:list>
        </text:list-item>
      </text:list>
      <text:p text:style-name="P22"/>
      <text:list xml:id="list105801730633839" text:continue-numbering="true" text:style-name="L5">
        <text:list-header>
          <text:p text:style-name="P34"><text:span text:style-name="T1">Rocket</text:span></text:p>
        </text:list-header>
        <text:list-item>
          <text:p text:style-name="P11">will be compound object. Top level object should only have a transform. Meshes will be on childed objects</text:p>
        </text:list-item>
        <text:list-item>
          <text:p text:style-name="P11">top level should have scale of 1,1,1</text:p>
        </text:list-item>
        <text:list-item>
          <text:p text:style-name="P11">ctrl-shft will cause snapping</text:p>
        </text:list-item>
        <text:list-item>
          <text:p text:style-name="P11">rocket physics</text:p>
          <text:list>
            <text:list-item>
              <text:p text:style-name="P11">add a rigidbody (not 2d), gravity will now affect it.</text:p>
            </text:list-item>
            <text:list-item>
              <text:p text:style-name="P11">Make sure objects that will interact with rocket have a collider.</text:p>
            </text:list-item>
            <text:list-item>
              <text:p text:style-name="P11">Make it fly</text:p>
              <text:list>
                <text:list-item>
                  <text:p text:style-name="P11">create Rocket.cs, attach it to Rockets top level object</text:p>
                  <text:list>
                    <text:list-item>
                      <text:p text:style-name="P11">Input.GetKey(KeyCode.keyNeeded) – for key bindings</text:p>
                    </text:list-item>
                    <text:list-item>
                      <text:p text:style-name="P11">GetComponent&lt;Rigidbody&gt;() to gain access to the rigidbody on the rocket – assign it to a member variable of type Rigidbody from within start. </text:p>
                    </text:list-item>
                    <text:list-item>
                      <text:p text:style-name="P12">Call .AddRelativeForce(Vector3.up) on the rigidbody var to affect the rockets rigidbody.</text:p>
                    </text:list-item>
                    <text:list-item>
                      <text:p text:style-name="P12">Adjust mass of rigidbody in inspector to overcome gravity.</text:p>
                    </text:list-item>
                  </text:list>
                </text:list-item>
                <text:list-item>
                  <text:p text:style-name="P12">Rotation</text:p>
                  <text:list>
                    <text:list-item>
                      <text:p text:style-name="P13">change its transform to steer it, rotating along the z axis</text:p>
                    </text:list-item>
                    <text:list-item>
                      <text:p text:style-name="P13">transform.Rotate(Vector3.forward) rotate the ship forward IN <text:soft-page-break/>RELATION to the z axis.</text:p>
                      <text:list>
                        <text:list-item>
                          <text:p text:style-name="P13">Make the vector 3 negative to move opposite</text:p>
                          <text:list>
                            <text:list-item>
                              <text:p text:style-name="P13">-Vector3.forwar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in the inspector, freeze the z position contraint.</text:p>
            </text:list-item>
            <text:list-item>
              <text:p text:style-name="P18">Expose levers</text:p>
              <text:list>
                <text:list-item>
                  <text:p text:style-name="P18">serialize multiplier variables to make thrust and rotation speeds available in inspector.</text:p>
                  <text:list>
                    <text:list-item>
                      <text:p text:style-name="P18">Simply set the to a float value, then multiply the vectors by them. This is a great time for deltaTIme.</text:p>
                    </text:list-item>
                  </text:list>
                </text:list-item>
              </text:list>
            </text:list-item>
            <text:list-item>
              <text:p text:style-name="P17">May need RigidBody.freezeRotation = true; // or false as required</text:p>
            </text:list-item>
            <text:list-item>
              <text:p text:style-name="P18">add drag to the rocket to slow its horizontal momentum after releasing thrust.</text:p>
            </text:list-item>
          </text:list>
        </text:list-item>
        <text:list-item>
          <text:p text:style-name="P19">Rocket vs obstacles</text:p>
          <text:list>
            <text:list-item>
              <text:p text:style-name="P19">use OnCollisionEnter(Collision collision) to detect hits between colliders. </text:p>
              <text:list>
                <text:list-item>
                  <text:p text:style-name="P19">Within onCollision, use collision.gameObject.tag to detect tag of object that is colliding with rocket. If it matches a tag, do something appropriate.</text:p>
                </text:list-item>
                <text:list-item>
                  <text:p text:style-name="P19">Load first level</text:p>
                </text:list-item>
              </text:list>
            </text:list-item>
          </text:list>
        </text:list-item>
        <text:list-item>
          <text:p text:style-name="P19">Rocket lands</text:p>
          <text:list>
            <text:list-item>
              <text:p text:style-name="P19">load next level</text:p>
              <text:list>
                <text:list-item>
                  <text:p text:style-name="P19">add levels in build settings</text:p>
                </text:list-item>
                <text:list-item>
                  <text:p text:style-name="P19">add “using UnityEngine.SceneManagement” as a namespace</text:p>
                  <text:list>
                    <text:list-item>
                      <text:p text:style-name="P19">now we can use SceneManager.LoadScene(indexOfLevel)</text:p>
                    </text:list-item>
                  </text:list>
                </text:list-item>
              </text:list>
            </text:list-item>
            <text:list-item>
              <text:p text:style-name="P23">delay loading next scene </text:p>
              <text:list>
                <text:list-item>
                  <text:p text:style-name="P23">use Invoke(“LoadSceneMethod”, 2f); //delays method call.</text:p>
                </text:list-item>
              </text:list>
            </text:list-item>
          </text:list>
        </text:list-item>
      </text:list>
      <text:p text:style-name="P14"/>
      <text:p text:style-name="P14">Audio</text:p>
      <text:list xml:id="list7186261705139727607" text:style-name="L7">
        <text:list-item>
          <text:p text:style-name="P15">there should only be one audio listener, and it is on the main camera</text:p>
        </text:list-item>
        <text:list-item>
          <text:p text:style-name="P16">Rocket thrust</text:p>
          <text:list>
            <text:list-item>
              <text:p text:style-name="P16">add audioSource component to rocket. Attach sound file to it. Should be much small than 100mb.</text:p>
              <text:list>
                <text:list-item>
                  <text:p text:style-name="P16">Defaults to play on awake</text:p>
                </text:list-item>
              </text:list>
            </text:list-item>
            <text:list-item>
              <text:p text:style-name="P16">in rocket.cs, make sound play when thrust engaged.</text:p>
              <text:list>
                <text:list-item>
                  <text:p text:style-name="P16">AudioSouce.Play(); - remember to stop it as well</text:p>
                </text:list-item>
              </text:list>
            </text:list-item>
          </text:list>
        </text:list-item>
        <text:list-item>
          <text:p text:style-name="P24">playing clip once:</text:p>
          <text:list>
            <text:list-item>
              <text:p text:style-name="P24">AudioSource.PlayOneShot(audioClip); </text:p>
            </text:list-item>
          </text:list>
        </text:list-item>
      </text:list>
      <text:p text:style-name="P25"/>
      <text:p text:style-name="P25">Particle effects</text:p>
      <text:list xml:id="list9197822881437964138" text:style-name="L9">
        <text:list-item>
          <text:p text:style-name="P26">add particle system component. Trigger the particles from code.</text:p>
        </text:list-item>
        <text:list-item>
          <text:p text:style-name="P26">Serialize new variables of type ParticleSystem. </text:p>
        </text:list-item>
        <text:list-item>
          <text:p text:style-name="P26">Add particle objects to scene, then drag to new levers on component in inspector.</text:p>
        </text:list-item>
        <text:list-item>
          <text:p text:style-name="P27">VarName.Play() will now play particle media, bind this to what ever key is needed. </text:p>
          <text:list>
            <text:list-item>
              <text:p text:style-name="P27">Input.GetKeyDown(KeyCode.desiredKey) is useful here.</text:p>
            </text:list-item>
          </text:list>
        </text:list-item>
        <text:list-item>
          <text:p text:style-name="P27">Adjust particle transform as needed to appear in correct place.</text:p>
        </text:list-item>
        <text:list-item>
          <text:p text:style-name="P27"/>
        </text:list-item>
      </text:list>
      <text:p text:style-name="P28"/>
      <text:p text:style-name="P29">Moving obstacles.</text:p>
      <text:list xml:id="list1163425815939785144" text:style-name="L10">
        <text:list-item>
          <text:p text:style-name="P30">Refer to notes lecture 59, 60 etc.</text:p>
        </text:list-item>
        <text:list-item>
          <text:p text:style-name="P30"/>
        </text:list-item>
      </text:list>
      <text:p text:style-name="P31"/>
      <text:p text:style-name="P32">add lighting to the enhance the scene.</text:p>
      <text:p text:style-name="P32"/>
      <text:p text:style-name="P32">Use debug keys to make testing easier. Skip levels, no death, etc.</text:p>
      <text:p text:style-name="P32"><text:soft-page-break/></text:p>
      <text:p text:style-name="P32">looping through levels</text:p>
      <text:list xml:id="list6076513827770268326" text:style-name="L11">
        <text:list-item>
          <text:p text:style-name="P33">SceneManager.GetActiveScene().buildIndex;</text:p>
          <text:list>
            <text:list-item>
              <text:p text:style-name="P33">returns the index of the current scene</text:p>
            </text:list-item>
          </text:list>
        </text:list-item>
        <text:list-item>
          <text:p text:style-name="P33">SceneManager.sceneCOuntInBuildSettings;</text:p>
          <text:list>
            <text:list-item>
              <text:p text:style-name="P33">returns the number of scenes in build settings.</text:p>
            </text:list-item>
          </text:list>
        </text:list-item>
        <text:list-item>
          <text:p text:style-name="P33">Use these to move to next scene on success.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0:57:24.046109341</dc:date>
    <meta:editing-duration>PT1H5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92" meta:word-count="680" meta:character-count="3968" meta:non-whitespace-character-count="3449"/>
  </office:meta>
</office:document-meta>
</file>